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paragraph-properties fo:break-before="page"/>
    </style:style>
    <style:style style:name="P8" style:family="paragraph" style:parent-style-name="Heading_20_3">
      <style:text-properties fo:font-style="normal" style:font-style-asian="normal" style:font-style-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8"/>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paragraph-properties fo:text-align="start" style:justify-single-word="false"/>
    </style:style>
    <style:style style:name="P20" style:family="paragraph" style:parent-style-name="Standard" style:list-style-name="L11"/>
    <style:style style:name="P21" style:family="paragraph" style:parent-style-name="Standard">
      <style:text-properties fo:font-style="normal" style:font-style-asian="normal" style:font-style-complex="normal"/>
    </style:style>
    <style:style style:name="P22" style:family="paragraph" style:parent-style-name="Standard" style:list-style-name="L9">
      <style:paragraph-properties fo:margin-left="0.492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2</text:p>
          <text:p text:style-name="P6">2Fundamental concepts<text:tab/>2</text:p>
          <text:p text:style-name="P5">2.1XML Variables<text:tab/>2</text:p>
          <text:p text:style-name="P5">2.2Expressions<text:tab/>3</text:p>
          <text:p text:style-name="P4">2.2.1XML expressions<text:tab/>3</text:p>
          <text:p text:style-name="P4">2.2.2Text expressions<text:tab/>3</text:p>
          <text:p text:style-name="P6">3XML construction commands<text:tab/>4</text:p>
          <text:p text:style-name="P5">3.1Attribute shortcuts<text:tab/>4</text:p>
          <text:p text:style-name="P5">3.2examples<text:tab/>6</text:p>
          <text:p text:style-name="P6">4Command reference<text:tab/>7</text:p>
          <text:p text:style-name="P5">4.1import command<text:tab/>7</text:p>
          <text:p text:style-name="P5">4.2default command<text:tab/>7</text:p>
          <text:p text:style-name="P5">4.3append command<text:tab/>7</text:p>
          <text:p text:style-name="P5">4.4output command<text:tab/>7</text:p>
          <text:p text:style-name="P5">4.5call command<text:tab/>8</text:p>
          <text:p text:style-name="P4">4.5.1async attribute<text:tab/>8</text:p>
          <text:p text:style-name="P4">4.5.2showSoap attribute<text:tab/>8</text:p>
          <text:p text:style-name="P4">4.5.3ignoreSoapFault attribute<text:tab/>9</text:p>
          <text:p text:style-name="P4">4.5.4timeout attribute<text:tab/>9</text:p>
          <text:p text:style-name="P4">4.5.5appendMessagesTo attribute<text:tab/>9</text:p>
          <text:p text:style-name="P4">4.5.6Using the default mechanism<text:tab/>9</text:p>
          <text:p text:style-name="P5">4.6delete command<text:tab/>10</text:p>
          <text:p text:style-name="P5">4.7fault command<text:tab/>10</text:p>
          <text:p text:style-name="P5">4.8sleep command<text:tab/>10</text:p>
          <text:p text:style-name="P5">4.9createXmlVar command<text:tab/>10</text:p>
          <text:p text:style-name="P5">4.10stripPrefixes command<text:tab/>10</text:p>
          <text:p text:style-name="P5">4.11Experimental commands<text:tab/>11</text:p>
          <text:p text:style-name="P4">4.11.1var command<text:tab/>11</text:p>
          <text:p text:style-name="P4">4.11.2script command<text:tab/>11</text:p>
          <text:p text:style-name="P6">5Examples<text:tab/>11</text:p>
          <text:p text:style-name="P5">5.1Hello World<text:tab/>11</text:p>
          <text:p text:style-name="P5">5.2Echo<text:tab/>12</text:p>
          <text:p text:style-name="P6">6Configuration<text:tab/>12</text:p>
          <text:p text:style-name="P5">6.1script.cache configuration<text:tab/>12</text:p>
          <text:p text:style-name="P5">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9">To make a method that calls a number of different methods (a composite service).</text:p>
        </text:list-item>
        <text:list-item>
          <text:p text:style-name="P9">To wrap an existing method with some simple transformations.</text:p>
        </text:list-item>
        <text:list-item>
          <text:p text:style-name="P9">To provide a set of methods in the same namespace, which have different underlying technical implementations, and are thus implemented on different application connectors (and thus with different namespaces).</text:p>
        </text:list-item>
        <text:list-item>
          <text:p text:style-name="P9">For all kind of simple testing and prototyping purposes, such as a HelloWorld or a Echo service.</text:p>
        </text:list-item>
        <text:list-item>
          <text:p text:style-name="P9">(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0">an input message is received</text:p>
        </text:list-item>
        <text:list-item>
          <text:p text:style-name="P10">do some stuff in the script</text:p>
        </text:list-item>
        <text:list-item>
          <text:p text:style-name="P10">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1"><text:span text:style-name="T4">/input </text:span>contains the input XML request message</text:p>
        </text:list-item>
        <text:list-item>
          <text:p text:style-name="P11"><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reference-ref text:reference-format="chapter" text:ref-name="xml command">4.11</text:reference-ref>), but it is not sure if this feature is really needed. </text:p>
      <text:p text:style-name="Text_20_body"><text:soft-page-break/>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2">xml expressions</text:p>
        </text:list-item>
        <text:list-item>
          <text:p text:style-name="P12">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3">if the expression contains one or more + signs, it is split into several sub expressions, which will be concatenated</text:p>
        </text:list-item>
        <text:list-item>
          <text:p text:style-name="P13">if an expression starts with / it is assumed to be a XML variable.</text:p>
        </text:list-item>
        <text:list-item>
          <text:p text:style-name="P13">if an expression contains :: it is assumed to be calling a static java function</text:p>
        </text:list-item>
        <text:list-item>
          <text:p text:style-name="P13">if an expression is surrounded by ${ and } it is supposed to be a text variable</text:p>
        </text:list-item>
        <text:list-item>
          <text:p text:style-name="P13"><text:soft-page-break/>if an expression is surrounded by square brackets [ and ] it is supposed to be a constant string</text:p>
        </text:list-item>
        <text:list-item>
          <text:p text:style-name="P13">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14">The <text:span text:style-name="T4">append</text:span> command appends data to existing XML variables.</text:p>
        </text:list-item>
        <text:list-item>
          <text:p text:style-name="P14">The <text:span text:style-name="T4">output</text:span> command appends data to the output XML variable.</text:p>
        </text:list-item>
        <text:list-item>
          <text:p text:style-name="P14">The <text:span text:style-name="T4">call</text:span> command creates a new SOAP XML request message and appends data to this XML before sending this request.</text:p>
        </text:list-item>
        <text:list-item>
          <text:p text:style-name="P14">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16">element, adds a new element</text:p>
        </text:list-item>
        <text:list-item>
          <text:p text:style-name="P16">attribute, adds a new attribute</text:p>
        </text:list-item>
        <text:list-item>
          <text:p text:style-name="P16">text, adds new text</text:p>
        </text:list-item>
        <text:list-item>
          <text:p text:style-name="P16">cdata, adds new cdata section</text:p>
        </text:list-item>
        <text:list-item>
          <text:p text:style-name="P16">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oft-page-break/><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17">If the name attribute is present, a child element with that name is created, and all content is added under this element.</text:p>
        </text:list-item>
        <text:list-item>
          <text:p text:style-name="P15">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text:soft-page-break/></text:p>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oft-page-break/><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4">element</text:span>, <text:span text:style-name="T4">text</text:span> and <text:span text:style-name="T4">cdata</text:span> elements also have optional <text:span text:style-name="T4">prefix</text:span> and <text:span text:style-name="T4">namespace</text:span> attributes. The exact behavior is quite complex, but should be intuitive for the common cases.</text:p>
      <text:list text:style-name="L9">
        <text:list-item>
          <text:p text:style-name="P18">If a <text:span text:style-name="T4">prefix</text:span> attribute is present, the name of the node is prefixed with this prefix. This will also be the case when no <text:span text:style-name="T4">name</text:span> attribute is present, and thus no new element is created. In this case the name of the existing node is changed to use the given prefix. You do not need to also define a namespace, and can use only a prefix. </text:p>
        </text:list-item>
        <text:list-item>
          <text:p text:style-name="P22">The default behaviour is the to use the namespace as defined in one of the previous xmlns commands. <text:s/>This can be overridden by setting the attribute scriptXmlns to false. </text:p>
        </text:list-item>
        <text:list-item>
          <text:p text:style-name="P22">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8">If a <text:s/><text:span text:style-name="T4">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22">If a prefix is given, the element name will have this prefix, and a "xmnls:<text:span text:style-name="T1">prefix</text:span>" attribute will be added (if needed).</text:p>
        </text:list-item>
        <text:list-item>
          <text:p text:style-name="P22">If no prefix is given, the element name will have no prefix, using the default mechanism, and a "xmnls" attribute will be added (if needed).</text:p>
        </text:list-item>
      </text:list>
      <text:p text:style-name="P7"/>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10">
        <text:list-item>
          <text:p text:style-name="P19">namespace</text:p>
        </text:list-item>
        <text:list-item>
          <text:p text:style-name="P19">async</text:p>
        </text:list-item>
        <text:list-item>
          <text:p text:style-name="P19">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text:p>
      <text:p text:style-name="code"><text:tab/>[name="<text:span text:style-name="T1">name</text:span>"]</text:p>
      <text:p text:style-name="code"><text:tab/>[rename="<text:span text:style-name="T1">name</text:span>"]</text:p>
      <text:p text:style-name="code"><text:tab/>[xml="<text:span text:style-name="T1">xml-expression</text:span>"] </text:p>
      <text:p text:style-name="code"><text:tab/>[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p text:style-name="Standard">It has one special attribute: <text:span text:style-name="T4">rename</text:span>. If this attribute is present, the output element will be renamed. This option is provided, because by default Cordys will create an output message with as name, the name of the input message, with the postfix "Response".</text:p>
      <text:h text:style-name="Heading_20_2" text:outline-level="2"><text:reference-mark-start text:name="call command"/><text:span text:style-name="T4">call</text:span> command<text:reference-mark-end text:name="call command"/></text:h>
      <text:p text:style-name="code">&lt;call method="<text:span text:style-name="T1">method-name"|</text:span><text:span text:style-name="T3">methodExpression</text:span><text:span text:style-name="T1">="expr" </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stored in a variable </text:span><text:span text:style-name="T1">result-var-name</text:span><text:span text:style-name="T3">. If the </text:span><text:span text:style-name="T5">resultVar </text:span><text:span text:style-name="T3">attribute is not set, this will default to </text:span><text:soft-page-break/><text:span text:style-name="T1">method-name</text:span><text:span text:style-name="T3">. <text:s/>Instead of specifying a fixed method-name, one can also specify a dynamic methodExpression, in order to call a different method depending on some content. In this case the resultVar attribute is mandatory.</text:span></text:p>
      <text:p text:style-name="Standard"><text:span text:style-name="T3"/></text:p>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8" text:outline-level="3"><text:span text:style-name="T4">timeout</text:span> attribute</text:h>
      <text:p text:style-name="P3">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8"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text:soft-page-break/>&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http</text:span> command</text:h>
      <text:p text:style-name="Text_20_body">This command http will make a HTTP call to web server. The web server url must be configured in the properties file<text:span text:style-name="T7">. This command is still being developed, and can be expected to be changed significantly.</text:span></text:p>
      <text:p text:style-name="Text_20_body">The following example will send the entire SOAP message (including envelope, header and body tags) to the application identified by TST. <text:s/>The response will be stored in the XML variable TST, and send as body in the output. This output will currently be wrapped with generated Envelope, Header and body from Cordys. </text:p>
      <text:p text:style-name="code">&lt;http application="TST" url="demo/echo.php" body="<text:span text:style-name="T1">/input/../..</text:span>"/&gt;</text:p>
      <text:p text:style-name="code">&lt;output xml="/TST"/&gt;</text:p>
      <text:p text:style-name="Standard"/>
      <text:p text:style-name="Standard">In the HttpConnector.properties file one should enter something like:</text:p>
      <text:p text:style-name="Standard"/>
      <text:p text:style-name="code">http.host.TST.url=http://10.10.10.103/test/</text:p>
      <text:p text:style-name="Standard"/>
      <text:h text:style-name="Heading_20_2" text:outline-level="2"><text:soft-page-break/><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1">
        <text:list-item>
          <text:p text:style-name="P20">When the xml attribute is used, this xml node is stripped of the prefix and if the recursive flag is present all it's direct and indirect children are stripped as well recursively.</text:p>
        </text:list-item>
        <text:list-item>
          <text:p text:style-name="P20">When the childrenOf attribute is used, this xml node itself is <text:span text:style-name="T7">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text:soft-page-break/></text:p>
      <text:p text:style-name="code">&lt;stripPrefixes childrenOf="<text:span text:style-name="T3">/input</text:span>"/&gt;</text:p>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soft-page-break/><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9-02-08T15:34:35</dc:date>
    <meta:editing-cycles>43</meta:editing-cycles>
    <meta:editing-duration>P3DT1H19M51S</meta:editing-duration>
    <meta:user-defined meta:name="Info 1"/>
    <meta:user-defined meta:name="Info 2"/>
    <meta:user-defined meta:name="Info 3"/>
    <meta:user-defined meta:name="Info 4"/>
    <meta:document-statistic meta:table-count="0" meta:image-count="0" meta:object-count="0" meta:page-count="14" meta:paragraph-count="345" meta:word-count="3442" meta:character-count="21942"/>
  </office:meta>
</office:document-meta>
</file>